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6af" officeooo:paragraph-rsid="0014f6af"/>
    </style:style>
    <style:style style:name="P2" style:family="paragraph" style:parent-style-name="Standard">
      <style:text-properties officeooo:rsid="0014f6af" officeooo:paragraph-rsid="00270899"/>
    </style:style>
    <style:style style:name="P3" style:family="paragraph" style:parent-style-name="Standard">
      <style:text-properties officeooo:rsid="0014f6af" officeooo:paragraph-rsid="002847e7"/>
    </style:style>
    <style:style style:name="P4" style:family="paragraph" style:parent-style-name="Standard">
      <style:text-properties officeooo:rsid="00270899" officeooo:paragraph-rsid="00270899"/>
    </style:style>
    <style:style style:name="P5" style:family="paragraph" style:parent-style-name="Standard">
      <style:text-properties officeooo:rsid="002dfdc3" officeooo:paragraph-rsid="002dfdc3"/>
    </style:style>
    <style:style style:name="P6" style:family="paragraph" style:parent-style-name="Standard">
      <style:text-properties officeooo:rsid="0034aed6" officeooo:paragraph-rsid="0034aed6"/>
    </style:style>
    <style:style style:name="T1" style:family="text">
      <style:text-properties officeooo:rsid="001c4174"/>
    </style:style>
    <style:style style:name="T2" style:family="text">
      <style:text-properties officeooo:rsid="00270899"/>
    </style:style>
    <style:style style:name="T3" style:family="text">
      <style:text-properties officeooo:rsid="00288a2f"/>
    </style:style>
    <style:style style:name="T4" style:family="text">
      <style:text-properties officeooo:rsid="002a70c1"/>
    </style:style>
    <style:style style:name="T5" style:family="text">
      <style:text-properties officeooo:rsid="003849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DO (<text:span text:style-name="T4">at the end</text:span>) :</text:p>
      <text:p text:style-name="Standard">- Check correct name of sensors, and components in general </text:p>
      <text:p text:style-name="Standard">- <text:span text:style-name="T4">s</text:span><text:span text:style-name="T1">ymbol</text:span><text:span text:style-name="T4">s</text:span></text:p>
      <text:p text:style-name="P1"/>
      <text:p text:style-name="P4">Pictures</text:p>
      <text:p text:style-name="P2">TODO: Calculate real Hz, mention version of Bat used, create image with altitude gained</text:p>
      <text:p text:style-name="P3">TODO: Add new images from CHAMBA</text:p>
      <text:p text:style-name="P3">TODO: Add image of experiment of PID</text:p>
      <text:p text:style-name="P3">TODO: Add image of linear interp score</text:p>
      <text:p text:style-name="P3">TODO: Add image comparing initial position</text:p>
      <text:p text:style-name="P5">TODO: Add image for optimization angle of attack that shows servo moving the angle of attack</text:p>
      <text:p text:style-name="P3">TODO: images of test optimization attack angle</text:p>
      <text:p text:style-name="P6">- metadata</text:p>
      <text:p text:style-name="P6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23:52:32.346136437</meta:creation-date>
    <dc:date>2024-04-17T14:16:14.562966728</dc:date>
    <meta:editing-duration>PT21H38M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83" meta:character-count="478" meta:non-whitespace-character-count="406"/>
  </office:meta>
</office:document-meta>
</file>